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0" style:family="paragraph">
      <style:paragraph-properties fo:break-before="page" fo:text-align="center"/>
      <style:text-properties fo:font-weight="bold" style:font-weight-asian="bold" style:font-weight-complex="bold" style:text-underline-type="single" style:text-underline-style="solid" style:text-underline-width="auto" style:text-underline-mode="continuous"/>
    </style:style>
    <style:style style:name="P2" style:parent-style-name="Paragraphedeliste" style:list-style-name="LFO1" style:family="paragraph">
      <style:text-properties fo:font-weight="bold" style:font-weight-asian="bold" style:font-weight-complex="bold" style:text-underline-type="single" style:text-underline-style="solid" style:text-underline-width="auto" style:text-underline-mode="continuous"/>
    </style:style>
    <style:style style:name="T3" style:parent-style-name="Policepardéfaut" style:family="text">
      <style:text-properties style:font-name="Wingdings" style:font-name-asian="Wingdings" style:font-name-complex="Wingdings"/>
    </style:style>
    <style:style style:name="P4" style:parent-style-name="Paragraphedeliste" style:list-style-name="LFO2" style:family="paragraph">
      <style:text-properties fo:font-weight="bold" style:font-weight-asian="bold" style:font-weight-complex="bold" style:text-underline-type="single" style:text-underline-style="solid" style:text-underline-width="auto" style:text-underline-mode="continuous"/>
    </style:style>
    <style:style style:name="T5" style:parent-style-name="Policepardéfaut" style:family="text">
      <style:text-properties style:font-name="Wingdings" style:font-name-asian="Wingdings" style:font-name-complex="Wingdings"/>
    </style:style>
    <style:style style:name="T6" style:parent-style-name="Policepardéfaut" style:family="text">
      <style:text-properties style:text-position="super 63.6%"/>
    </style:style>
    <style:style style:name="T7" style:parent-style-name="Policepardéfaut" style:family="text">
      <style:text-properties style:font-name="Wingdings" style:font-name-asian="Wingdings" style:font-name-complex="Wingdings"/>
    </style:style>
    <style:style style:name="P8" style:parent-style-name="Paragraphedeliste" style:list-style-name="LFO3" style:family="paragraph"/>
    <style:style style:name="P9" style:parent-style-name="Paragraphedeliste" style:list-style-name="LFO4" style:family="paragraph">
      <style:text-properties fo:font-weight="bold" style:font-weight-asian="bold" style:font-weight-complex="bold" style:text-underline-type="single" style:text-underline-style="solid" style:text-underline-width="auto" style:text-underline-mode="continuous"/>
    </style:style>
    <style:style style:name="T10" style:parent-style-name="Policepardéfaut" style:family="text">
      <style:text-properties style:text-position="super 63.6%"/>
    </style:style>
    <style:style style:name="P11" style:parent-style-name="Paragraphedeliste" style:list-style-name="LFO4" style:family="paragraph">
      <style:text-properties fo:font-weight="bold" style:font-weight-asian="bold" style:font-weight-complex="bold" style:text-underline-type="single" style:text-underline-style="solid" style:text-underline-width="auto" style:text-underline-mode="continuous"/>
    </style:style>
    <style:style style:name="T12" style:parent-style-name="Policepardéfaut" style:family="text">
      <style:text-properties style:font-name="Wingdings" style:font-name-asian="Wingdings" style:font-name-complex="Wingdings"/>
    </style:style>
    <style:style style:name="P13" style:parent-style-name="Paragraphedeliste" style:list-style-name="LFO5" style:family="paragraph">
      <style:text-properties fo:font-weight="bold" style:font-weight-asian="bold" style:font-weight-complex="bold" style:text-underline-type="single" style:text-underline-style="solid" style:text-underline-width="auto" style:text-underline-mode="continuous"/>
    </style:style>
    <style:style style:name="P14" style:parent-style-name="Paragraphedeliste" style:list-style-name="LFO6" style:family="paragraph"/>
    <style:style style:name="P15" style:parent-style-name="Paragraphedeliste" style:list-style-name="LFO6" style:family="paragraph"/>
    <style:style style:name="T16" style:parent-style-name="Policepardéfaut" style:family="text">
      <style:text-properties style:font-name="Wingdings" style:font-name-asian="Wingdings" style:font-name-complex="Wingdings"/>
    </style:style>
    <style:style style:name="P17" style:parent-style-name="Paragraphedeliste" style:list-style-name="LFO6" style:family="paragraph"/>
    <style:style style:name="T18" style:parent-style-name="Policepardéfaut" style:family="text">
      <style:text-properties style:font-name="Wingdings" style:font-name-asian="Wingdings" style:font-name-complex="Wingdings"/>
    </style:style>
    <style:style style:name="P19" style:parent-style-name="Paragraphedeliste" style:list-style-name="LFO3" style:family="paragraph"/>
    <style:style style:name="T20" style:parent-style-name="Policepardéfaut" style:family="text">
      <style:text-properties style:text-position="super 63.6%"/>
    </style:style>
    <style:style style:name="P21" style:parent-style-name="Paragraphedeliste" style:list-style-name="LFO7" style:family="paragraph">
      <style:text-properties fo:font-weight="bold" style:font-weight-asian="bold" style:font-weight-complex="bold" style:text-underline-type="single" style:text-underline-style="solid" style:text-underline-width="auto" style:text-underline-mode="continuous"/>
    </style:style>
    <style:style style:name="T22" style:parent-style-name="Policepardéfaut" style:family="text">
      <style:text-properties style:text-position="super 63.6%"/>
    </style:style>
    <style:style style:name="T23" style:parent-style-name="Policepardéfaut" style:family="text">
      <style:text-properties style:font-name="Wingdings" style:font-name-asian="Wingdings" style:font-name-complex="Wingdings"/>
    </style:style>
    <style:style style:name="T24" style:parent-style-name="Policepardéfaut" style:family="text">
      <style:text-properties style:font-name="Wingdings" style:font-name-asian="Wingdings" style:font-name-complex="Wingdings"/>
    </style:style>
    <style:style style:name="T25" style:parent-style-name="Policepardéfaut" style:family="text">
      <style:text-properties style:font-name="Wingdings" style:font-name-asian="Wingdings" style:font-name-complex="Wingdings"/>
    </style:style>
    <style:style style:name="P26" style:parent-style-name="Paragraphedeliste" style:list-style-name="LFO3" style:family="paragraph"/>
    <style:style style:name="T27" style:parent-style-name="Policepardéfaut" style:family="text">
      <style:text-properties style:font-name="Wingdings" style:font-name-asian="Wingdings" style:font-name-complex="Wingdings"/>
    </style:style>
    <style:style style:name="T28" style:parent-style-name="Policepardéfaut" style:family="text">
      <style:text-properties style:font-name="Wingdings" style:font-name-asian="Wingdings" style:font-name-complex="Wingdings"/>
    </style:style>
    <style:style style:name="P29" style:parent-style-name="Paragraphedeliste" style:list-style-name="LFO8" style:family="paragraph">
      <style:text-properties fo:font-weight="bold" style:font-weight-asian="bold" style:font-weight-complex="bold" style:text-underline-type="single" style:text-underline-style="solid" style:text-underline-width="auto" style:text-underline-mode="continuous"/>
    </style:style>
    <style:style style:name="T30" style:parent-style-name="Policepardéfaut" style:family="text">
      <style:text-properties style:font-name="Wingdings" style:font-name-asian="Wingdings" style:font-name-complex="Wingdings"/>
    </style:style>
    <style:style style:name="P31" style:parent-style-name="Paragraphedeliste" style:list-style-name="LFO3" style:family="paragraph"/>
    <style:style style:name="P32" style:parent-style-name="Paragraphedeliste" style:list-style-name="LFO6" style:family="paragraph"/>
    <style:style style:name="P33" style:parent-style-name="Paragraphedeliste" style:list-style-name="LFO6" style:family="paragraph"/>
    <style:style style:name="P34" style:parent-style-name="Paragraphedeliste" style:list-style-name="LFO6" style:family="paragraph"/>
    <style:style style:name="P35" style:parent-style-name="Paragraphedeliste" style:list-style-name="LFO3" style:family="paragraph"/>
    <style:style style:name="T36" style:parent-style-name="Policepardéfaut" style:family="text">
      <style:text-properties style:font-name="Wingdings" style:font-name-asian="Wingdings" style:font-name-complex="Wingdings"/>
    </style:style>
    <style:style style:name="T37" style:parent-style-name="Policepardéfaut" style:family="text">
      <style:text-properties style:font-name="Wingdings" style:font-name-asian="Wingdings" style:font-name-complex="Wingdings"/>
    </style:style>
  </office:automatic-styles>
  <office:body>
    <office:text text:use-soft-page-breaks="true">
      <text:p text:style-name="P1">Marges territoriales : Okinawa</text:p>
      <text:p text:style-name="Normal"/>
      <text:p text:style-name="Normal">L’île s’est développée comme un « petit Hawaï », pour les japonais c’est un lieu touristique. Des guerres ont aussi eu lieu sur l’île notamment en 1945</text:p>
      <text:p text:style-name="Normal">Okinawa hondai / Okinawa kichi mondai :<text:s/>question d’Okinawa, problème social et géopolitique assez récurrent (depuis plus de 100 ans)</text:p>
      <text:p text:style-name="Normal">Denny Tamaki : gouverneur d’Okinawa, américano-japonais, qui a fait parler de lui car il a été soutenu par des partis d’opposition</text:p>
      <text:p text:style-name="Normal"/>
      <text:list text:style-name="LFO1" text:continue-numbering="true">
        <text:list-item>
          <text:p text:style-name="P2">Problème des bases militaires américaines :<text:s/></text:p>
        </text:list-item>
      </text:list>
      <text:p text:style-name="Normal">le Japon est le pays qui accueille le plus grand déploiement de forces militaires américaines d’Asie du Sud-Est, il y a environ 50 000 militaires au Japon (20 000 en Corée), pour s’opposer à la Chine et lui faire barrage en direction du Pacifique. Souvent les militaires viennent aussi avec leur famille, la répartition sur le territoire est très inégale et la plupart des militaires se trouvent à Okinawa. L’île accueille 70% de sa surface de bases américaines, qui apportent quelques problèmes :<text:s/>nuisances sonores (avions militaires), risques d’accidents, criminalité accrue (viols…), etc…</text:p>
      <text:p text:style-name="Normal">Ces bases militaires gênent aussi l’activité économique, Okinawa est le département le plus pauvre du Japon (aujourd’hui on n’est qu’à 5% du PIB contre 15% en 1972), mais le tourisme a gagné (6% en 1972<text:s/><text:span text:style-name="T3"></text:span><text:s/>15%). La moyenne du revenu d’un habitant est à environ 70% de la moyenne nationale</text:p>
      <text:p text:style-name="Normal"/>
      <text:list text:style-name="LFO2" text:continue-numbering="true">
        <text:list-item>
          <text:p text:style-name="P4">Point de vue géopolitique :</text:p>
        </text:list-item>
      </text:list>
      <text:p text:style-name="Normal">On est à environ égale distance de Tokyo, Séoul et Pékin et plus proche de Taïwan, des villes côtières de la Chine… on a l’arc des villes Ryûkyû avec au Moyen-Age beaucoup de trafic, de piraterie. Ces îles vont petit à petit former le royaume d’Okinawa qui va avoir une relation privilégiée avec la Chine qui va organiser le système des tribus<text:s/><text:span text:style-name="T5"></text:span><text:s/>dépendance<text:s/>vis-à-vis de la Chine</text:p>
      <text:p text:style-name="Normal">Le territoire a beaucoup prospéré avec le commerce triangulaire (au 15-16<text:span text:style-name="T6">ème</text:span><text:s/>siècle) jusqu’à ce que le fief de Satsuma envahissent les îles d’Okinawa<text:s/><text:span text:style-name="T7"></text:span><text:s/>territoire avec une dépendance vis-à-vis de la Chine et qui doit payer des impôts<text:s/>au fief de Satsuma</text:p>
      <text:p text:style-name="Normal">Années 1970 : La période moderne va mettre fin à la situation, le Japon se trouve en position de force et accélère l’intégration du territoire. Il devient donc le département d’Okinawa</text:p>
      <text:p text:style-name="Normal">1903 : juridiquement Okinawa devient un<text:s/>département comme les autres, même s’il est très discriminé</text:p>
      <text:p text:style-name="Normal">C’est le seul territoire japonais à avoir connu des batailles terrestres avec un bilan humain assez lourd (100 000 personnes mortes durant la bataille d’Okinawa sur environ 120 000 habitants), les<text:s/>populations civiles ont le plus payé, 1/3 de la population a péri. Le commandement japonais a délibérément décidé de sacrifier Okinawa pour gagner du temps, et les soldats d’Okinawa sont discriminés au sein même de l’armée, souvent soupçonnés d’aider les<text:s/>ennemis, notamment avec leur langue différente. L’armée a recruté très jeunes des soldats, dès le collège/lycée</text:p>
      <text:list text:style-name="LFO3" text:continue-numbering="true">
        <text:list-item>
          <text:p text:style-name="P8">La structure de domination envers Okinawa persiste depuis l’annexion de 1879</text:p>
        </text:list-item>
      </text:list>
      <text:p text:style-name="Normal"/>
      <text:soft-page-break/>
      <text:list text:style-name="LFO4" text:continue-numbering="true">
        <text:list-item>
          <text:p text:style-name="P9">Durée de l’occupation américaine :</text:p>
        </text:list-item>
      </text:list>
      <text:p text:style-name="Normal">1945-1952 : le Japon doit restituer tous les territoires pris et retourner dans ses frontières d’avant la 1<text:span text:style-name="T10">ère</text:span><text:s/>guerre sino-japonais (1894-1895)</text:p>
      <text:p text:style-name="Normal">Remplacement par une administration américaine des îles Ryûkyû jusqu’en 1972. Ce gouvernement s’appelle « administration civile des îles Ryûkyû » comme si on avait voulu casser le lien entre Okinawa et le Japon. Les américains peuvent jouer sur le levier de l’identité propre de l’île</text:p>
      <text:p text:style-name="Normal">Enjeu géopolitique important pour les américains : 1949-1950 : début de la guerre froide en Asie</text:p>
      <text:p text:style-name="Normal">« troc » avec le gouvernement japonais : restitution de la souveraineté au Japon mais il faut donner Okinawa</text:p>
      <text:p text:style-name="Normal"/>
      <text:list text:style-name="LFO4" text:continue-numbering="true">
        <text:list-item>
          <text:p text:style-name="P11">Pourquoi Okinawa milite pour revenir dans le Japon ?</text:p>
        </text:list-item>
      </text:list>
      <text:p text:style-name="Normal">La nouvelle constitution dépend des valeurs du Japon (pacifisme, renoncement à l’armée)</text:p>
      <text:p text:style-name="Normal">Les relations entre les<text:s/>Etats-Unis et la république populaire de Chine se sont améliorés (reconnaissance en 1971 par les Etats-Unis)<text:s/><text:span text:style-name="T12"></text:span><text:s/>phase d’apaisement avec le communisme, accord sur la rétrocession avec le Japon</text:p>
      <text:p text:style-name="Normal">C’est maintenant un combat avec les populations locales mais les<text:s/>bases américaines sont restées malgré le retour d’un pouvoir politique. Le gouvernement américain convient à la rétrocession à condition de garder ses bases</text:p>
      <text:p text:style-name="Normal">Bras de fer politique et juridique sur la relocalisation d’une base à Okinawa. La perception sur place est multiple, Denny Tamaki a organisé un référendum si la population voulait ou non la relocalisation de la base : 79% contre, 12% pour et 9% d’indécis. Pas tout le monde perçoit la présence américaine comme une nuisance. Il y a une division entre générations, les générations plus jeunes sont plus nuancées car elles comprennent mieux les enjeux. Pour le reste du Japon il peut y avoir des réactions violentes, mais souvent c’est une indifférence généralisée</text:p>
      <text:p text:style-name="Normal"/>
      <text:list text:style-name="LFO5" text:continue-numbering="true">
        <text:list-item>
          <text:p text:style-name="P13">Conflits :</text:p>
        </text:list-item>
      </text:list>
      <text:p text:style-name="Normal">Le Japon a des conflits territoriaux avec ses voisins, les frontières ne sont pas vraiment définies et il y a une bataille des noms pour nommer les territoires :</text:p>
      <text:list text:style-name="LFO6" text:continue-numbering="true">
        <text:list-item>
          <text:p text:style-name="P14">Avec la Russie sur les territoires du Nord</text:p>
        </text:list-item>
        <text:list-item>
          <text:p text:style-name="P15">Avec la Corée du Sud sur la mer qui les sépare (mer du Japon) : lobbying par la Corée<text:s/>pour faire valoir son droit<text:s/><text:span text:style-name="T16"></text:span><text:s/>mer de l’Est comme autre nom ?</text:p>
        </text:list-item>
        <text:list-item>
          <text:p text:style-name="P17">Avec la Chine et Taïwan sur les îles Senkaku : du point de vue de la Chine elles font partie de son territoire, c’est la même chose pour le Japon par rapport aux ZEE</text:p>
        </text:list-item>
      </text:list>
      <text:p text:style-name="Normal">Ces conflits sont un<text:s/>héritage d’une gestion problématique de l’après guerre en Asie de l’Est : le traité de San Francisco stipule que le Japon doit renoncer aux territoires acquis illégalement par la guerre d’agression en Asie Pacifique <text:span text:style-name="T18"></text:span><text:s/>renoncement à la Corée, à la Manchourie… Dans le détail, ce n’est pas très bien défini</text:p>
      <text:p text:style-name="Normal">Les américains voulaient créer une ligne « anti communiste » contre la montée en puissance des pays communistes. Aujourd’hui il y a toujours la stratégie de soutenir Taïwan, la Corée du Sud et le Japon</text:p>
      <text:p text:style-name="Normal"/>
      <text:soft-page-break/>
      <text:p text:style-name="Normal">Shinto deta : idéologie impériale</text:p>
      <text:list text:style-name="LFO3" text:continue-numbering="true">
        <text:list-item>
          <text:p text:style-name="P19">Les américains voulaient la démanteler ; article 9 : le Japon renonce à tout conflit</text:p>
        </text:list-item>
      </text:list>
      <text:p text:style-name="Normal">Constitution qui redonne le pouvoir au peuple, avec un libre accès des femmes au pouvoir politique, libéralisation de l’éducation. Le traité<text:s/>de sécurité nippo américaine est appelé « anpo » qui autorise la présence américaine militaire sur le territoire japonais</text:p>
      <text:p text:style-name="Normal">Dans les faits, le Japon a une très grande armée, mais l’article 9 interdit son utilisation</text:p>
      <text:p text:style-name="Normal">1960 : manifestations sur le<text:s/>renouvellement du traité de 1952, pour dénoncer cet accord avec une répression policière importante. Dans le monde il y a aussi des soulèvement étudiants pacifistes importants qui dure jusqu’aux années 1970</text:p>
      <text:p text:style-name="Normal">Diplomatie du chéquier : seulement engager de l’argent</text:p>
      <text:p text:style-name="Normal">Depuis le 16-17<text:span text:style-name="T20">ème</text:span><text:s/>siècle la Russie entame une expansion vers l’Est</text:p>
      <text:p text:style-name="Normal">1800 : début des conflits avec le Japon</text:p>
      <text:p text:style-name="Normal">1855 : signature d’un traité d’amitié et de commerce qui définit les frontières</text:p>
      <text:p text:style-name="Normal">1904-1905 : le Japon obtient une forme de reconnaissance de la<text:s/>part de la communauté internationale</text:p>
      <text:p text:style-name="Normal">Quand les Etats-Unis larguent ses bombes sur le Japon, l’URSS entre en guerre avec le Japon (accélération de la capitulation japonaise)</text:p>
      <text:p text:style-name="Normal">Aujourd’hui il y a une « non paix » entre la Russie et le Japon</text:p>
      <text:p text:style-name="Normal">2016 : rencontre entre Abe et Poutine, seulement des projets de développement économique communs, ils n’ont pas réussi à revenir à la proposition de 50/50</text:p>
      <text:p text:style-name="Normal"/>
      <text:list text:style-name="LFO7" text:continue-numbering="true">
        <text:list-item>
          <text:p text:style-name="P21">Ouverture au monde :</text:p>
        </text:list-item>
      </text:list>
      <text:p text:style-name="Normal">Ouverture des voies commerciales permanentes autour de l’Arctique : plus rapide que la voie du canal de Suez, elle peut offrir des débouchés intéressants pour la Japon avec des partenariats commerciaux avec l’Europe par exemple</text:p>
      <text:p text:style-name="Normal">1982 : convention signée et rentrée en vigueur en 1994</text:p>
      <text:p text:style-name="Normal">La ZEE définie le droit d’exploiter de manière exclusive les ressources halieutiques<text:s/>jusqu’à une distance de 200 miles. Le Japon est 9<text:span text:style-name="T22">ème</text:span><text:s/>en terme de superficie</text:p>
      <text:p text:style-name="Normal">Les relations avec la Chine étaient tendues depuis l’incorporation des îles<text:s/>Ryûkyû, la première guerre sino-japonaise a amené à l’annexion de Taïwan<text:s/><text:span text:style-name="T23"></text:span><text:s/>lourd passif autour de la perception du passé historique</text:p>
      <text:p text:style-name="Normal">Le Japon est inclus dans la sphère sinisée : zone civilisationnelle qui a utilisé historiquement les kanjis (Chine, Coréen Japon, Vietnam) et zone culturelle qui a beaucoup étudié les classiques confucéens pour définir les relations entre les personnes, fond culturel commun du pdv de la pensée et de l’écriture</text:p>
      <text:p text:style-name="Normal">Le<text:s/>Japon va devenir un modèle de modernisation, qui va être corrompu car le gouvernement et l’armée vont définir un modèle colonial</text:p>
      <text:p text:style-name="Normal">Après la défaite de<text:s/>1945, la Chine se retrouve du côté des vainqueurs. Le Japon ne reconnaître la république de Chine, Taïwan est jugé le seul interlocuteur pour la Chine dans le monde oriental.</text:p>
      <text:soft-page-break/>
      <text:p text:style-name="Normal">1972 : la situation évolue, restitution d’Okinawa au Japon, moment où les relations entre la Chine et les Etats-Unis évoluent<text:s/><text:span text:style-name="T24"></text:span><text:s/>première ouverture de relation diplomatique, le Japon s’aligne sur les Etats-Unis, la Chine devient le seul représentant à la place de Taïwan</text:p>
      <text:p text:style-name="Normal">Shintarou : gouverneur de Tokyo,<text:s/>il<text:s/>lance un appel<text:s/>aux<text:s/>dons pour acheter<text:s/>les îles Senkaku<text:s/><text:span text:style-name="T25"></text:span><text:s/>vague de protestation en Chine, qui a inclut cette zone dans son espace aérien</text:p>
      <text:p text:style-name="Normal">Depuis 2012 : contentieux périodiques avec la Chine</text:p>
      <text:p text:style-name="Normal">Guerre de 15 ans : guerre en Asie, qui débute dans les années 30 (1930-1945)</text:p>
      <text:list text:style-name="LFO3" text:continue-numbering="true">
        <text:list-item>
          <text:p text:style-name="P26">Difficultés à reconnaître les crimes de guerre</text:p>
        </text:list-item>
      </text:list>
      <text:p text:style-name="Normal">2005 : Koizumi Yuichiro réitère que la fin de la guerre restait la position du Japon, pas d’excuses à titre personnelles, les jeunes générations n’ont pas à s’excuser éternellement</text:p>
      <text:p text:style-name="Normal">Association créée en 1996,<text:s/>qui<text:s/>a pour objectif de réaliser un manuel scolaire dont la teneur est ouvertement révisionniste. Le manuel paraît en 2001, est homologué et connaît un large succès<text:s/><text:span text:style-name="T27"></text:span><text:s/>scandale en Chine et Corée. Le taux de diffusion reste très faible (moins de 1%)</text:p>
      <text:p text:style-name="Normal">Il y a aussi la présence de groupes de pression au sein du monde politique</text:p>
      <text:p text:style-name="Normal">Nihon Kaigi : réunion du Japon, avec un groupe de pression révisionniste</text:p>
      <text:p text:style-name="Normal">Depuis 2006 : révision important de la loi sur l’éducation, introduction dans les processus d’homologation de manuels scolaires un refus pour faute grave.<text:s/></text:p>
      <text:p text:style-name="Normal"/>
      <text:p text:style-name="Normal">[partie sanctuaire]</text:p>
      <text:p text:style-name="Normal"/>
      <text:p text:style-name="Normal">Avant la défaite, environ 2 millions de coréens vivent au Japon. Avec la défaite la plupart retournent<text:s/>en Corée (maintenant environ 650 000 coréens au Japon)<text:s/><text:span text:style-name="T28"></text:span><text:s/>cf zainichi</text:p>
      <text:p text:style-name="Normal"/>
      <text:list text:style-name="LFO8" text:continue-numbering="true">
        <text:list-item>
          <text:p text:style-name="P29">Diplomatie :</text:p>
        </text:list-item>
      </text:list>
      <text:p text:style-name="Normal">Les relations diplomatiques n’existent pas jusqu’en<text:s/>1965, ensuite il y a la question des répartitions de guerre. Une forme de résolution des problèmes de propriété,<text:s/>va prendre la forme d’un versement direct et<text:s/>aussi<text:s/>sous forme de prêts bancaires<text:s/><text:span text:style-name="T30"></text:span><text:s/>800 millions de dollars. La question des femmes de réconfort n’a pas refait surface à ce moment-là</text:p>
      <text:list text:style-name="LFO3" text:continue-numbering="true">
        <text:list-item>
          <text:p text:style-name="P31">Reconnaissance de la Corée du Sud, les coréens vivant au Japon doivent choisir leur nationalité (nord ou sud-coréen) tout en ayant le statut de résident permanent</text:p>
        </text:list-item>
      </text:list>
      <text:p text:style-name="Normal">Les questions territoriales sont laissées en suspens</text:p>
      <text:p text:style-name="Normal">Les<text:s/>litiges courants sont :</text:p>
      <text:list text:style-name="LFO6" text:continue-numbering="true">
        <text:list-item>
          <text:p text:style-name="P32">La question territoriale autour des îles</text:p>
        </text:list-item>
        <text:list-item>
          <text:p text:style-name="P33">La question des femmes de réconfort qui a<text:s/>émergée<text:s/>dans les années 1980,<text:s/>avec le<text:s/>début de témoignage des femmes victimes</text:p>
        </text:list-item>
        <text:list-item>
          <text:p text:style-name="P34">Les travailleurs forcés qui ont travaillé dans les îles</text:p>
        </text:list-item>
      </text:list>
      <text:list text:style-name="LFO3" text:continue-numbering="true">
        <text:list-item>
          <text:p text:style-name="P35">Reconnaissance du passé<text:s/>colonial</text:p>
        </text:list-item>
      </text:list>
      <text:soft-page-break/>
      <text:p text:style-name="Normal">Avec la Corée du Nord, la question nucléaire revient souvent, et les enlèvements de Japonais par les services secrets de Corée du Nord<text:s/><text:span text:style-name="T36"></text:span><text:s/>source de contentieux fréquente</text:p>
      <text:p text:style-name="Normal">Hauts et bas : coupe du monde 2002 coorganisée entre Japon et Corée, culture<text:s/>musicale, télévisée… L’été passé, retour permanent de questions conflictuelles entre les 2 parties avec le Japon qui retire la Corée du Sud de la liste de pays bénéficiant de contrôles allégés sur les exportations, notamment l’exportation de produits chimiques pour des écrans de smartphones etc…<text:s/><text:span text:style-name="T37"></text:span><text:s/>réaction à un jugement de la cour suprême coréenne contre Mitsubishi ou Mitsutomo</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Titre" style:display-name="Titr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font-name-asian="Calibri"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Calibri" style:font-name-asian="Calibri" style:font-name-complex="Calibri"/>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anessa Garcia</meta:initial-creator>
    <dc:creator>Vanessa Garcia</dc:creator>
    <meta:creation-date>2020-09-18T06:53:00Z</meta:creation-date>
    <dc:date>2020-09-30T14:44:00Z</dc:date>
    <meta:template xlink:href="Normal" xlink:type="simple"/>
    <meta:editing-cycles>23</meta:editing-cycles>
    <meta:editing-duration>PT0S</meta:editing-duration>
    <meta:document-statistic meta:page-count="5" meta:paragraph-count="23" meta:word-count="1785" meta:character-count="11583" meta:row-count="81" meta:non-whitespace-character-count="9821"/>
  </office:meta>
</office:document-meta>
</file>